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ObjectReplacements/Object 2"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002cm"/>
    </style:style>
    <style:style style:name="Table1.B" style:family="table-column">
      <style:table-column-properties style:column-width="6.948cm"/>
    </style:style>
    <style:style style:name="Table1.C" style:family="table-column">
      <style:table-column-properties style:column-width="7.05cm"/>
    </style:style>
    <style:style style:name="Table1.A1" style:family="table-cell">
      <style:table-cell-properties style:vertical-align="middle" fo:padding="0.049cm" fo:border="none"/>
    </style:style>
    <style:style style:name="P1" style:family="paragraph" style:parent-style-name="Standard">
      <style:paragraph-properties fo:margin-top="0cm" fo:margin-bottom="0cm"/>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left="0.212cm" fo:margin-right="0.212cm" fo:text-indent="0cm" style:auto-text-indent="false"/>
    </style:style>
    <style:style style:name="P5" style:family="paragraph" style:parent-style-name="Text_20_body" style:list-style-name="L1">
      <style:paragraph-properties fo:margin-top="0cm" fo:margin-bottom="0cm"/>
    </style:style>
    <style:style style:name="P6" style:family="paragraph" style:parent-style-name="Text_20_body" style:list-style-name="L2">
      <style:paragraph-properties fo:margin-top="0cm" fo:margin-bottom="0cm"/>
    </style:style>
    <style:style style:name="P7" style:family="paragraph" style:parent-style-name="Heading_20_3">
      <style:paragraph-properties fo:margin-left="0.212cm" fo:margin-right="0.212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cm" svg:y="0cm" svg:width="7.938cm" svg:height="6.615cm" draw:z-index="1">
        <draw:floating-frame draw:frame-name="aswift_0"/>
      </draw:frame>
      <draw:frame draw:style-name="fr2" draw:name="Object2" text:anchor-type="page" text:anchor-page-number="1" svg:x="0cm" svg:y="0cm" svg:width="7.938cm" svg:height="6.615cm" draw:z-index="2">
        <draw:floating-frame draw:frame-name="aswift_1"/>
      </draw:frame>
      <text:h text:style-name="Heading_20_1" text:outline-level="1">Difference Between Register and Memory</text:h>
      <text:p text:style-name="Text_20_body"><text:a xlink:type="simple" xlink:href="http://techdifferences.com/difference-between-register-and-memory.html#respond">Leave a Comment</text:a> </text:p>
      <text:p text:style-name="Text_20_body"><draw:frame draw:style-name="fr1" draw:name="graphics1" text:anchor-type="as-char" svg:width="8.308cm" svg:height="1.508cm" draw:z-index="0"><draw:image xlink:href="http://techdifferences.com/wp-content/uploads/2017/02/Register-Vs-Memory.jpg" xlink:type="simple" xlink:show="embed" xlink:actuate="onLoad"/><svg:title>Register Vs Memory</svg:title></draw:frame>Register and memory, hold the data that can be <text:span text:style-name="Strong_20_Emphasis">directly</text:span> accessed by the <text:span text:style-name="Strong_20_Emphasis">processor</text:span> which also increases the processing speed of CPU. The processing speed of CPU can also be increased by increasing the number of bits of the register or increasing the number of the physical register in the CPU. Same is the case with memory, more the amount of memory faster is the CPU. Memory is genereally referred to the primary memory of the computer.</text:p>
      <text:p text:style-name="P4"><text:bookmark text:name="aswift_0_expand"/><text:bookmark text:name="aswift_0_anchor"/>Despite these similarities, the register and memory share few differences with each other. The basic difference between the register and memory is that the <text:span text:style-name="Strong_20_Emphasis">register</text:span> holds the data that CPU is currently processing whereas, the <text:span text:style-name="Strong_20_Emphasis">memory</text:span> holds program instruction and data that the program requires for execution.</text:p>
      <text:p text:style-name="Text_20_body">We will discuss some more differences between register and memory with the help of comparison chart shown below.</text:p>
      <text:h text:style-name="Heading_20_2" text:outline-level="2">Content: Register Vs Memory</text:h>
      <text:list xml:id="list1390402161" text:style-name="L1">
        <text:list-item>
          <text:p text:style-name="P5"><text:a xlink:type="simple" xlink:href="http://techdifferences.com/difference-between-register-and-memory.html#ComparisonChart">Comparison Chart</text:a> </text:p>
        </text:list-item>
        <text:list-item>
          <text:p text:style-name="P5"><text:a xlink:type="simple" xlink:href="http://techdifferences.com/difference-between-register-and-memory.html#Definition">Definition</text:a> </text:p>
        </text:list-item>
        <text:list-item>
          <text:p text:style-name="P5"><text:a xlink:type="simple" xlink:href="http://techdifferences.com/difference-between-register-and-memory.html#KeyDifferences">Key Differences</text:a> </text:p>
        </text:list-item>
        <text:list-item>
          <text:p text:style-name="P2"><text:a xlink:type="simple" xlink:href="http://techdifferences.com/difference-between-register-and-memory.html#Conclusion">Conclusion</text:a> </text:p>
        </text:list-item>
      </text:list>
      <text:h text:style-name="Heading_20_3" text:outline-level="3"><text:bookmark text:name="ComparisonChart"/>Comparison Chart</text:h>
      <text:p text:style-name="P1"><text:bookmark text:name="tablepress-154"/></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Basis for Comparison</text:p>
            </table:table-cell>
            <table:table-cell table:style-name="Table1.A1" office:value-type="string">
              <text:p text:style-name="Table_20_Heading">Register</text:p>
            </table:table-cell>
            <table:table-cell table:style-name="Table1.A1" office:value-type="string">
              <text:p text:style-name="Table_20_Heading">Memory</text:p>
            </table:table-cell>
          </table:table-row>
        </table:table-header-rows>
        <table:table-row>
          <table:table-cell table:style-name="Table1.A1" office:value-type="string">
            <text:p text:style-name="Table_20_Contents">Basic</text:p>
          </table:table-cell>
          <table:table-cell table:style-name="Table1.A1" office:value-type="string">
            <text:p text:style-name="Table_20_Contents">Registers hold the operands or instruction that CPU is currently processing.</text:p>
          </table:table-cell>
          <table:table-cell table:style-name="Table1.A1" office:value-type="string">
            <text:p text:style-name="Table_20_Contents">Memory holds the instructions and the data that the currently executing program in CPU requires.</text:p>
          </table:table-cell>
        </table:table-row>
        <table:table-row>
          <table:table-cell table:style-name="Table1.A1" office:value-type="string">
            <text:p text:style-name="Table_20_Contents">Capacity</text:p>
          </table:table-cell>
          <table:table-cell table:style-name="Table1.A1" office:value-type="string">
            <text:p text:style-name="Table_20_Contents">Register holds the small amount of data around 32-bits to 64-bits.</text:p>
          </table:table-cell>
          <table:table-cell table:style-name="Table1.A1" office:value-type="string">
            <text:p text:style-name="Table_20_Contents">Memory of the computer can range from some GB to TB.</text:p>
          </table:table-cell>
        </table:table-row>
        <table:table-row>
          <table:table-cell table:style-name="Table1.A1" office:value-type="string">
            <text:p text:style-name="Table_20_Contents">Access</text:p>
          </table:table-cell>
          <table:table-cell table:style-name="Table1.A1" office:value-type="string">
            <text:p text:style-name="Table_20_Contents">CPU can operate on register contents at the rate of more than one operation in one clock cycle.</text:p>
          </table:table-cell>
          <table:table-cell table:style-name="Table1.A1" office:value-type="string">
            <text:p text:style-name="Table_20_Contents">CPU accesses memory at the slower rate than register.</text:p>
          </table:table-cell>
        </table:table-row>
        <table:table-row>
          <table:table-cell table:style-name="Table1.A1" office:value-type="string">
            <text:p text:style-name="Table_20_Contents">Type</text:p>
          </table:table-cell>
          <table:table-cell table:style-name="Table1.A1" office:value-type="string">
            <text:p text:style-name="Table_20_Contents">Accumulator register, Program counter, Instruction register, Address register, etc.</text:p>
          </table:table-cell>
          <table:table-cell table:style-name="Table1.A1" office:value-type="string">
            <text:p text:style-name="Table_20_Contents">RAM.</text:p>
          </table:table-cell>
        </table:table-row>
      </table:table>
      <text:p text:style-name="Text_20_body"><text:bookmark text:name="Definition"/></text:p>
      <text:h text:style-name="P7" text:outline-level="3"><text:bookmark text:name="aswift_1_expand"/><text:bookmark text:name="aswift_1_anchor"/>Definition of Register</text:h>
      <text:p text:style-name="Text_20_body">Registers are the <text:span text:style-name="Strong_20_Emphasis">smallest</text:span> data holding elements that are<text:span text:style-name="Strong_20_Emphasis"> built into</text:span> the processor itself. Registers are the memory locations that are <text:span text:style-name="Strong_20_Emphasis">directly</text:span> accessible by the processor. The registers hold the instruction or operands that is currently being accessed by the CPU.</text:p>
      <text:p text:style-name="Text_20_body">Registers are the <text:span text:style-name="Strong_20_Emphasis">high-speed</text:span> accessible storage elements. The processor accesses the registers <text:soft-page-break/>within <text:span text:style-name="Strong_20_Emphasis">one CPU clock cycle</text:span>. In fact, the processor can decode the instructions and perform operations on the register contents at the <text:span text:style-name="Strong_20_Emphasis">rate of more than one operation per CPU clock cycle.</text:span> So we can say that processor can access registers faster than the main memory.</text:p>
      <text:p text:style-name="Text_20_body">The register is measured in bits like a processor may have 16-bit, 32-bit, or 64-bit registers.  The number of register bits specifies the speed and power of CPU. For example, a CPU which has 32-bit register can access the 32-bit instructions at a time. The CPU which has 64-bit register can execute 64-bit instructions. Hence, more the number of bits of register more is the speed and power of CPU.</text:p>
      <text:p text:style-name="Text_20_body">The computer registers are categorized as follow:</text:p>
      <text:p text:style-name="Text_20_body"><text:span text:style-name="Strong_20_Emphasis">DR:</text:span> <text:span text:style-name="Strong_20_Emphasis">Data Register</text:span> is a 16-bit register which holds the <text:span text:style-name="Strong_20_Emphasis">operands</text:span> to be operated by the processor.</text:p>
      <text:p text:style-name="Text_20_body"><text:span text:style-name="Strong_20_Emphasis">AR:</text:span> <text:span text:style-name="Strong_20_Emphasis">Address Register</text:span> is a 12-bit register that holds the <text:span text:style-name="Strong_20_Emphasis">address of a memory location</text:span>.</text:p>
      <text:p text:style-name="Text_20_body"><text:span text:style-name="Strong_20_Emphasis">AC:</text:span> <text:span text:style-name="Strong_20_Emphasis">Accumulator</text:span> is also a 16-bit register which holds the <text:span text:style-name="Strong_20_Emphasis">result computed</text:span> by the processor.</text:p>
      <text:p text:style-name="Text_20_body"><text:span text:style-name="Strong_20_Emphasis">IR: Instruction Register</text:span> is a 16-bit register that holds the <text:span text:style-name="Strong_20_Emphasis">instruction code</text:span> that has to currently executed.</text:p>
      <text:p text:style-name="Text_20_body"><text:span text:style-name="Strong_20_Emphasis">PC:</text:span> <text:span text:style-name="Strong_20_Emphasis">Program Counter</text:span> is a 12-bit register that holds the <text:span text:style-name="Strong_20_Emphasis">address of instruction</text:span> that is to be executed by the processor.</text:p>
      <text:p text:style-name="Text_20_body"><text:span text:style-name="Strong_20_Emphasis">TR:</text:span> <text:span text:style-name="Strong_20_Emphasis">Temporary Register</text:span> is a 16-bit register that holds the <text:span text:style-name="Strong_20_Emphasis">temporary intermediate result</text:span> computed by the processor.</text:p>
      <text:p text:style-name="Text_20_body"><text:span text:style-name="Strong_20_Emphasis">INPR:</text:span> <text:span text:style-name="Strong_20_Emphasis">Input Register</text:span> is an 8-bit register that holds the <text:span text:style-name="Strong_20_Emphasis">input character</text:span> received from an <text:span text:style-name="Strong_20_Emphasis">input device</text:span> and delivered it to the <text:span text:style-name="Strong_20_Emphasis">Accumulator</text:span>.</text:p>
      <text:p text:style-name="Text_20_body"><text:span text:style-name="Strong_20_Emphasis">OUTR: Output Register</text:span> is an 8-bit register that holds the <text:span text:style-name="Strong_20_Emphasis">output character</text:span> received from <text:span text:style-name="Strong_20_Emphasis">Accumulator</text:span> and deliver it to the <text:span text:style-name="Strong_20_Emphasis">output device</text:span>.</text:p>
      <text:h text:style-name="Heading_20_3" text:outline-level="3">Definition of Memory</text:h>
      <text:p text:style-name="Text_20_body">Memory is a hardware device used to store computer programs, instructions and data. The memory that is internal to the processor is a <text:span text:style-name="Strong_20_Emphasis">primary memory (RAM)</text:span>, and the memory that is external to the processor is a<text:span text:style-name="Strong_20_Emphasis"> secondary memory (Hard Drive)</text:span>. Memory can also be categorized on the basis of <text:span text:style-name="Strong_20_Emphasis">volatile</text:span> and <text:span text:style-name="Strong_20_Emphasis">non-volatile</text:span> memory.</text:p>
      <text:p text:style-name="Text_20_body">Basically, the <text:span text:style-name="Strong_20_Emphasis">computer memory</text:span> refers to the <text:span text:style-name="Strong_20_Emphasis">primary memory</text:span> of the computer whereas, the <text:span text:style-name="Strong_20_Emphasis">secondary memory</text:span> is referred as <text:span text:style-name="Strong_20_Emphasis">storage</text:span> of the computer. Primary memory is the memory that can be <text:span text:style-name="Strong_20_Emphasis">directly</text:span> accessed by the processor due to which there is no delay in accessing data, and thus the processor computes faster.</text:p>
      <text:p text:style-name="Text_20_body">Primary memory or RAM is a <text:span text:style-name="Strong_20_Emphasis">volatile</text:span> memory which means the data in the primary memory exist when the systems power is on, and the data vanishes as the system is switched off. The primary memory contains the data that will be required by the currently executing program in CPU. If the data required by the processor is not in primary memory, then the data is transferred from secondary storage to primary memory, and then it is fetched by the processor.</text:p>
      <text:p text:style-name="Text_20_body">Once you <text:span text:style-name="Strong_20_Emphasis">save</text:span> the data on the computer, then it is transferred to <text:span text:style-name="Strong_20_Emphasis">secondary storage</text:span> till then it remains in the primary memory. Today the primary memory or RAM can range from <text:span text:style-name="Strong_20_Emphasis">1 GB to 16 GB</text:span>. On the other hands, the secondary storage today ranges from some <text:span text:style-name="Strong_20_Emphasis">Giga Bytes (GB) to TeraBytes (TB)</text:span>.</text:p>
      <text:section text:style-name="Sect1" text:name="techd">
        <text:h text:style-name="Heading_20_2" text:outline-level="2"><text:bookmark text:name="KeyDifferences"/>Key Differences Between Register and Memory</text:h>
        <text:list xml:id="list1489667307" text:style-name="L2">
          <text:list-item>
            <text:p text:style-name="P6">The primary difference between register and memory is that register <text:span text:style-name="Strong_20_Emphasis">holds the data that the CPU is currently processing</text:span> whereas, the memory <text:span text:style-name="Strong_20_Emphasis">holds the data the that will be </text:span><text:soft-page-break/><text:span text:style-name="Strong_20_Emphasis">required for processing</text:span>. </text:p>
          </text:list-item>
          <text:list-item>
            <text:p text:style-name="P6">The Register ranges from <text:span text:style-name="Strong_20_Emphasis">32-bits register to 64-bits register</text:span> whereas, the memory capacity ranges from some <text:span text:style-name="Strong_20_Emphasis">GB</text:span> to some <text:span text:style-name="Strong_20_Emphasis">TB</text:span>. </text:p>
          </text:list-item>
          <text:list-item>
            <text:p text:style-name="P6">The processor accesses register <text:span text:style-name="Strong_20_Emphasis">faster</text:span> than the memory. </text:p>
          </text:list-item>
          <text:list-item>
            <text:p text:style-name="P3">Computers registers are <text:span text:style-name="Strong_20_Emphasis">accumulator register, program counter, instruction register, address register</text:span>, etc. On the other hands, memory is referred as the main memory of the computer which is RAM. </text:p>
          </text:list-item>
        </text:list>
      </text:section>
      <text:h text:style-name="Heading_20_3" text:outline-level="3"><text:bookmark text:name="Conclusion"/>Conclusion:</text:h>
      <text:p text:style-name="Text_20_body">Normally the register resides at the top of the memory hierarchy. It is the smallest and fastly accessible storage element. On the other hands, the memory generally referred to as the main memory which is larger than register and its CPU access is slower than register but it is accessed faster than the secondary stora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nnuvel P</meta:initial-creator>
    <meta:creation-date>2017-07-10T11:07:21</meta:creation-date>
    <dc:date>2017-07-10T11:07:50</dc:date>
    <dc:creator>Ponnuvel P</dc:creator>
    <meta:editing-duration>P0D</meta:editing-duration>
    <meta:editing-cycles>1</meta:editing-cycles>
    <meta:document-statistic meta:table-count="1" meta:image-count="1" meta:object-count="2" meta:page-count="3" meta:paragraph-count="51" meta:word-count="985" meta:character-count="5934" meta:non-whitespace-character-count="4997"/>
    <meta:generator>LibreOffice/3.5$Linux_x86 LibreOffice_project/350m1$Build-2</meta:generator>
  </office:meta>
</office:document-meta>
</file>